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71.61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GROUP MEMB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STIMATED TIME</text:p>
          </table:table-cell>
          <table:table-cell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illem</text:p>
          </table:table-cell>
          <table:table-cell office:value-type="string" calcext:value-type="string">
            <text:p>Version 0.1: scrollable  empty</text:p>
            <text:p>Backgrou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Module Audio: Music and sound effec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rsion 0.2: All the different scre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correct soundtrack for each scene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rsion 0.3: Move player without collision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nimate player when mov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oot a partic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 MEMB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STIMATED TIME</text:p>
          </table:table-cell>
          <table:table-cell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FX of the patic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rsion 0.4: Camera limi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lliders for player and particl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layer has to collide with someth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od Mode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1:50:43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9-04-26T12:10:15.237000000</dc:date>
    <meta:editing-duration>PT9M10S</meta:editing-duration>
    <meta:editing-cycles>2</meta:editing-cycles>
    <meta:document-statistic meta:table-count="1" meta:cell-count="24" meta:object-count="0"/>
  </office:meta>
</office:document-meta>
</file>